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center" style:justify-single-word="false" fo:text-indent="1.249cm" style:auto-text-indent="false"/>
    </style:style>
    <style:style style:name="P2" style:family="paragraph" style:parent-style-name="Standard">
      <style:paragraph-properties fo:margin-left="0cm" fo:margin-right="0cm" fo:text-align="justify" style:justify-single-word="false" fo:text-indent="1.249cm" style:auto-text-indent="false"/>
    </style:style>
    <style:style style:name="P3" style:family="paragraph" style:parent-style-name="Standard" style:master-page-name="Standard">
      <style:paragraph-properties fo:margin-left="0cm" fo:margin-right="0cm" fo:text-align="center" style:justify-single-word="false" fo:text-indent="1.249cm" style:auto-text-indent="false" style:page-number="auto"/>
    </style:style>
    <style:style style:name="T1" style:family="text">
      <style:text-properties fo:color="#222222" style:font-name="Arial1" style:font-name-complex="Arial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1"/>
      <text:p text:style-name="P1"/>
      <text:p text:style-name="P1">Nombre: Fabián Antonio Murzyla</text:p>
      <text:p text:style-name="P1">Profesión: Psicólogo (UNR) 1999</text:p>
      <text:p text:style-name="P1">Fecha de nacimiento: 29/08/1970</text:p>
      <text:p text:style-name="P1">DNI: 21722625</text:p>
      <text:p text:style-name="P1">Contacto teléfono móvil: 0341-13585758</text:p>
      <text:p text:style-name="P1">Contacto correo electrónico: fabianmurzyla<text:span text:style-name="T1">@</text:span>hotmail.com</text:p>
      <text:p text:style-name="P1">Dirección: Machain 1959 (Rosario)</text:p>
      <text:p text:style-name="P1"/>
      <text:p text:style-name="P1">Antecedentes Laborales.</text:p>
      <text:p text:style-name="P2"><text:tab/>Mis actividades laborales estuvieron relacionadas desde el año 1994 hasta la actualidad, en dar <text:s/>tratamiento a las infancias judicializadas he intervenidas por el estado. Niñez y Adolescencia en Conflicto con la ley Penal, ahora Jóvenes infractores a la Ley Penal, dentro del ministerio de Justicia y Derechos Humanos, en la actualidad desarrollo mis actividades profesionales en la secretaria de Niñez Adolescencia y Familia con la población circunscripta por Niños y Adolescencia sin Cuidados Parentales. Trabajo en consultorio desde que me recibí, bajo la supervisión clínica de orientación analítica. </text:p>
      <text:p text:style-name="P2"><text:tab/>-1994 al 2005 Operador en el Hogar de puertas abiertas CASAJOVEN de la localidad de General Lagos. Desarrolle actividades de operador y capacitador rural con jóvenes infractores a la Ley Penal.</text:p>
      <text:p text:style-name="P2"><text:tab/>-Trabaje como capacitador el programa Proyecto Joven durante el año 1997.</text:p>
      <text:p text:style-name="P2"><text:tab/>-Durante el 2001 realice acompañamientos terapéuticos de niños con profundos síntomas de padecimiento subjetivo.</text:p>
      <text:p text:style-name="P2"><text:tab/>-2005 al 2008 trabaje como Psicólogo en el dispositivo de Diagnóstico y Orientación.</text:p>
      <text:p text:style-name="P2"><text:tab/>-2009 al 2014 trabaje como psicólogo en el dispositivo TRIAGE del Instituto PAMI 1.</text:p>
      <text:p text:style-name="P2"><text:tab/>-2004 y 2005 Trabaje como Psicólogo en el Centro de Salud Caritas Guadalupe Nro 17 de Empalme Graneros.</text:p>
      <text:p text:style-name="P2"><text:tab/>-2008 al 2009 Fui Director del Instituto de Rehabilitación del Adolescente.</text:p>
      <text:p text:style-name="P2"><text:soft-page-break/><text:tab/>-2010 al 2012 Fui Coordinador del programa de Libertad Asistida de la Ciudad de Rosario-</text:p>
      <text:p text:style-name="P2"><text:tab/>-2014 al 2017 Director de la Colonia Astengo en la localidad de Alvear, donde se alojaba población con psicosis infantil.</text:p>
      <text:p text:style-name="P2"><text:tab/>-2017 al 2019 fui Coordinador del Programa de Acompañantes Personalizados de la Dirección de Niñez de Rosario.</text:p>
      <text:p text:style-name="P1">Actividades de formación</text:p>
      <text:p text:style-name="P2"><text:tab/>Me recibí de psicólogo en la Universidad Nacional de Rosario en el año 1999.</text:p>
      <text:p text:style-name="P2"><text:tab/>-Realice mis prácticas en el Centro de Salud Super Cemento de Donado y Derqui (Atención Clínica)</text:p>
      <text:p text:style-name="P2"><text:tab/>-Realice prácticas en el CEAC (Atención Comunitaria)</text:p>
      <text:p text:style-name="P2"><text:tab/>-Participe en el Proyecto Vecinos Participando durante el año 2000, espacio Coordinado por la Doctora Dora Mantelo y Alejandro Mainini. (Atención Comunitaria)</text:p>
      <text:p text:style-name="P2"><text:tab/>-En el 2004 fui organizador de las primeras jornadas de Jóvenes Infractores a la Ley Penal de la provincia de Santa Fe, realizadas en Rosario y Santa Fe respectivamente.</text:p>
      <text:p text:style-name="P2"><text:tab/>-En el 2015 dicte charlas en un espacio de formación de operadores en niñez y adolescencia.</text:p>
      <text:p text:style-name="P2"><text:tab/>-Participe de distintos espacios de capacitación realizados por el Ingeniero Antonio Latuca (Agricultura Urbana).</text:p>
      <text:p text:style-name="P2"><text:tab/>-Participe en un Cartel sobre Las identificaciones como así también de distintos espacios de formación dentro de la Escuela de Orientación Lacaniana de Rosario.</text:p>
      <text:p text:style-name="P2"><text:tab/>-En el 2020 participe como expositor invitado por el colega Fabián Dutto en su espacio Ateneo, de las Practicas Profesionales Supervisadas ,<text:bookmark text:name="Bookmark"/>dentro de Instituciones dedicadas a dar Tratamiento a la Niñez y Pubertad de la Facultad de Psicología de la UNR actualmente soy ayudante de dicha Materia.</text:p>
      <text:p text:style-name="P2"/>
      <text:p text:style-name="P1"/>
      <text:p text:style-name="P1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E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ES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uffi</meta:initial-creator>
    <dc:creator>fabian murzyla</dc:creator>
    <meta:editing-cycles>13</meta:editing-cycles>
    <meta:creation-date>2019-02-13T11:35:00</meta:creation-date>
    <dc:date>2022-06-01T11:23:41.89</dc:date>
    <meta:editing-duration>PT7M28S</meta:editing-duration>
    <meta:generator>OpenOffice/4.1.9$Win32 OpenOffice.org_project/419m1$Build-9805</meta:generator>
    <meta:document-statistic meta:table-count="0" meta:image-count="0" meta:object-count="0" meta:page-count="2" meta:paragraph-count="30" meta:word-count="472" meta:character-count="3155"/>
    <meta:user-defined meta:name="AppVersion">14.0000</meta:user-defined>
    <meta:user-defined meta:name="Company">Luffi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